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1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0482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1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2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1" table:number-columns-repeated="2"/>
          <table:table-cell table:style-name="ce28"/>
          <table:table-cell table:style-name="ce47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6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.00.0000</text:date>, <text:time style:data-style-name="N2" text:time-value="22:01:44.09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16T23:06:12.090000000</dc:date>
    <meta:editing-duration>P8DT20H59M54S</meta:editing-duration>
    <meta:editing-cycles>3875</meta:editing-cycles>
    <meta:document-statistic meta:table-count="6" meta:cell-count="10676" meta:object-count="0"/>
    <meta:user-defined meta:name="qrichtext">1</meta:user-defined>
  </office:meta>
</office:document-meta>
</file>